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6.925in" style:rel-column-width="65535*"/>
    </style:style>
    <style:style style:name="Table13.A1" style:family="table-cell">
      <style:table-cell-properties fo:background-color="#ff6600" fo:padding="0.0382in" fo:border="0.05pt solid #000000">
        <style:background-image/>
      </style:table-cell-properties>
    </style:style>
    <style:style style:name="Table13.A2" style:family="table-cell">
      <style:table-cell-properties fo:background-color="#ffff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3.A3" style:family="table-cell">
      <style:table-cell-properties fo:background-color="#009933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5" style:family="table">
      <style:table-properties style:width="6.9271in" fo:margin-left="0in" table:align="left"/>
    </style:style>
    <style:style style:name="Table15.A" style:family="table-column">
      <style:table-column-properties style:column-width="0.9417in"/>
    </style:style>
    <style:style style:name="Table15.B" style:family="table-column">
      <style:table-column-properties style:column-width="1.1972in"/>
    </style:style>
    <style:style style:name="Table15.C" style:family="table-column">
      <style:table-column-properties style:column-width="1.4069in"/>
    </style:style>
    <style:style style:name="Table15.D" style:family="table-column">
      <style:table-column-properties style:column-width="1.7403in"/>
    </style:style>
    <style:style style:name="Table15.E" style:family="table-column">
      <style:table-column-properties style:column-width="1.641in"/>
    </style:style>
    <style:style style:name="Table15.A1" style:family="table-cell">
      <style:table-cell-properties fo:background-color="#9999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5.E1" style:family="table-cell">
      <style:table-cell-properties fo:background-color="#dddddd" fo:padding="0.0382in" fo:border="0.05pt solid #000000">
        <style:background-image/>
      </style:table-cell-properties>
    </style:style>
    <style:style style:name="Table15.A2" style:family="table-cell">
      <style:table-cell-properties fo:background-color="#b2b2b2" fo:padding="0.0382in" fo:border-left="0.05pt solid #000000" fo:border-right="none" fo:border-top="none" fo:border-bottom="0.05pt solid #000000">
        <style:background-image/>
      </style:table-cell-properties>
    </style:style>
    <style:style style:name="Table15.B2" style:family="table-cell">
      <style:table-cell-properties fo:background-color="#00ccff" fo:padding="0.0382in" fo:border-left="0.05pt solid #000000" fo:border-right="none" fo:border-top="none" fo:border-bottom="0.05pt solid #000000">
        <style:background-image/>
      </style:table-cell-properties>
    </style:style>
    <style:style style:name="Table15.D2" style:family="table-cell">
      <style:table-cell-properties fo:background-color="#99ff33" fo:padding="0.0382in" fo:border-left="0.05pt solid #000000" fo:border-right="none" fo:border-top="none" fo:border-bottom="0.05pt solid #000000">
        <style:background-image/>
      </style:table-cell-properties>
    </style:style>
    <style:style style:name="Table15.A3" style:family="table-cell">
      <style:table-cell-properties fo:padding="0.0382in" fo:border-left="0.05pt solid #000000" fo:border-right="none" fo:border-top="none" fo:border-bottom="0.05pt solid #000000"/>
    </style:style>
    <style:style style:name="Table15.B3" style:family="table-cell">
      <style:table-cell-properties fo:padding="0.0382in" fo:border-left="0.05pt solid #000000" fo:border-right="none" fo:border-top="none" fo:border-bottom="0.05pt solid #000000"/>
    </style:style>
    <style:style style:name="Table15.C3" style:family="table-cell">
      <style:table-cell-properties fo:padding="0.0382in" fo:border-left="0.05pt solid #000000" fo:border-right="none" fo:border-top="none" fo:border-bottom="0.05pt solid #000000"/>
    </style:style>
    <style:style style:name="Table15.D3" style:family="table-cell">
      <style:table-cell-properties fo:padding="0.0382in" fo:border-left="0.05pt solid #000000" fo:border-right="none" fo:border-top="none" fo:border-bottom="0.05pt solid #000000"/>
    </style:style>
    <style:style style:name="Table15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background-color="#eeeeee" fo:padding="0.0382in" fo:border="0.05pt solid #000000">
        <style:background-image/>
      </style:table-cell-properties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background-color="#eeeeee" fo:padding="0.0382in" fo:border="0.05pt solid #000000">
        <style:background-image/>
      </style:table-cell-properties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background-color="#eeeeee" fo:padding="0.0382in" fo:border="0.05pt solid #000000">
        <style:background-image/>
      </style:table-cell-properties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background-color="#eeeeee" fo:padding="0.0382in" fo:border="0.05pt solid #000000">
        <style:background-image/>
      </style:table-cell-properties>
    </style:style>
    <style:style style:name="Table3" style:family="table">
      <style:table-properties style:width="6.9139in" table:align="right"/>
    </style:style>
    <style:style style:name="Table3.A" style:family="table-column">
      <style:table-column-properties style:column-width="6.9139in"/>
    </style:style>
    <style:style style:name="Table3.A1" style:family="table-cell">
      <style:table-cell-properties fo:background-color="#eeeeee" fo:padding="0.0382in" fo:border="0.05pt solid #000000">
        <style:background-image/>
      </style:table-cell-properties>
    </style:style>
    <style:style style:name="Table1" style:family="table">
      <style:table-properties style:width="6.9139in" table:align="right"/>
    </style:style>
    <style:style style:name="Table1.A" style:family="table-column">
      <style:table-column-properties style:column-width="6.9139in"/>
    </style:style>
    <style:style style:name="Table1.A1" style:family="table-cell">
      <style:table-cell-properties fo:background-color="#eeeeee" fo:padding="0.0382in" fo:border="0.05pt solid #000000">
        <style:background-image/>
      </style:table-cell-properties>
    </style:style>
    <style:style style:name="Table2" style:family="table">
      <style:table-properties style:width="6.9139in" table:align="right"/>
    </style:style>
    <style:style style:name="Table2.A" style:family="table-column">
      <style:table-column-properties style:column-width="6.9139in"/>
    </style:style>
    <style:style style:name="Table2.A1" style:family="table-cell">
      <style:table-cell-properties fo:background-color="#eeeeee" fo:padding="0.0382in" fo:border="0.05pt solid #000000">
        <style:background-image/>
      </style:table-cell-properties>
    </style:style>
    <style:style style:name="Table4" style:family="table">
      <style:table-properties style:width="6.9139in" table:align="right"/>
    </style:style>
    <style:style style:name="Table4.A" style:family="table-column">
      <style:table-column-properties style:column-width="6.9139in"/>
    </style:style>
    <style:style style:name="Table4.A1" style:family="table-cell">
      <style:table-cell-properties fo:background-color="#eeeeee" fo:padding="0.0382in" fo:border="0.05pt solid #000000">
        <style:background-image/>
      </style:table-cell-properties>
    </style:style>
    <style:style style:name="Table31" style:family="table">
      <style:table-properties style:width="6.925in" table:align="margins"/>
    </style:style>
    <style:style style:name="Table31.A" style:family="table-column">
      <style:table-column-properties style:column-width="6.925in" style:rel-column-width="65535*"/>
    </style:style>
    <style:style style:name="Table31.A1" style:family="table-cell">
      <style:table-cell-properties fo:background-color="#eeeeee" fo:padding="0.0382in" fo:border="0.05pt solid #000000">
        <style:background-image/>
      </style:table-cell-properties>
    </style:style>
    <style:style style:name="Table30" style:family="table">
      <style:table-properties style:width="6.925in" table:align="margins"/>
    </style:style>
    <style:style style:name="Table30.A" style:family="table-column">
      <style:table-column-properties style:column-width="6.925in" style:rel-column-width="65535*"/>
    </style:style>
    <style:style style:name="Table30.A1" style:family="table-cell">
      <style:table-cell-properties fo:background-color="#eeeeee" fo:padding="0.0382in" fo:border="0.05pt solid #000000">
        <style:background-image/>
      </style:table-cell-properties>
    </style:style>
    <style:style style:name="P1" style:family="paragraph" style:parent-style-name="Header">
      <style:paragraph-properties fo:background-color="#b2b2b2">
        <style:background-image/>
      </style:paragraph-properties>
    </style:style>
    <style:style style:name="P2" style:family="paragraph" style:parent-style-name="Footer">
      <style:text-properties officeooo:rsid="0018f7f7" officeooo:paragraph-rsid="0018f7f7"/>
    </style:style>
    <style:style style:name="P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Standard">
      <style:paragraph-properties fo:text-align="center" style:justify-single-word="false"/>
      <style:text-properties fo:color="#808080" fo:font-size="35pt" fo:font-weight="bold" officeooo:rsid="00101471" officeooo:paragraph-rsid="0018f7f7" style:font-size-asian="35pt" style:font-weight-asian="bold" style:font-size-complex="35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808080" fo:font-size="40pt" fo:font-weight="bold" officeooo:rsid="001f1e7a" officeooo:paragraph-rsid="0018f7f7" style:font-size-asian="40pt" style:font-weight-asian="bold" style:font-size-complex="40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808080" fo:font-size="20pt" fo:font-weight="bold" officeooo:rsid="017e7847" officeooo:paragraph-rsid="0018f7f7" style:font-size-asian="17.5pt" style:font-weight-asian="bold" style:font-size-complex="20pt" style:font-weight-complex="bold"/>
    </style:style>
    <style:style style:name="P9" style:family="paragraph" style:parent-style-name="Standard">
      <style:paragraph-properties fo:text-align="end" style:justify-single-word="false"/>
      <style:text-properties fo:color="#808080" fo:font-size="20pt" fo:font-weight="bold" officeooo:rsid="017e7847" officeooo:paragraph-rsid="0018f7f7" style:font-size-asian="17.5pt" style:font-weight-asian="bold" style:font-size-complex="20pt" style:font-weight-complex="bold"/>
    </style:style>
    <style:style style:name="P10" style:family="paragraph" style:parent-style-name="Standard">
      <style:paragraph-properties fo:text-align="end" style:justify-single-word="false"/>
      <style:text-properties fo:color="#808080" fo:font-size="20pt" fo:font-weight="bold" officeooo:rsid="0019cee5" officeooo:paragraph-rsid="0019cee5" style:font-size-asian="17.5pt" style:font-weight-asian="bold" style:font-size-complex="20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808080" fo:font-size="20pt" fo:font-weight="bold" officeooo:rsid="0015a398" officeooo:paragraph-rsid="0018f7f7" style:font-size-asian="17.5pt" style:font-weight-asian="bold" style:font-size-complex="20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808080" fo:font-size="15pt" fo:font-weight="bold" officeooo:rsid="0019cee5" officeooo:paragraph-rsid="0019cee5" style:font-size-asian="13.1000003814697pt" style:font-weight-asian="bold" style:font-size-complex="15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50pt" fo:font-weight="bold" officeooo:rsid="00101471" officeooo:paragraph-rsid="0018f7f7" style:font-size-asian="50pt" style:font-weight-asian="bold" style:font-size-complex="50pt" style:font-weight-complex="bold"/>
    </style:style>
    <style:style style:name="P14" style:family="paragraph" style:parent-style-name="Standard">
      <style:paragraph-properties fo:text-align="start" style:justify-single-word="false"/>
      <style:text-properties officeooo:paragraph-rsid="00291b70"/>
    </style:style>
    <style:style style:name="P15" style:family="paragraph" style:parent-style-name="Standard">
      <style:paragraph-properties fo:text-align="start" style:justify-single-word="false"/>
      <style:text-properties fo:color="#000000" fo:font-size="15pt" fo:font-weight="bold" officeooo:rsid="001cc566" officeooo:paragraph-rsid="00291b70" style:font-size-asian="13.1000003814697pt" style:font-weight-asian="bold" style:font-size-complex="15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fo:font-size="15pt" fo:font-weight="bold" officeooo:rsid="00213028" officeooo:paragraph-rsid="002037b9" style:font-size-asian="13.1000003814697pt" style:font-weight-asian="bold" style:font-size-complex="15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fo:font-size="15pt" fo:font-weight="bold" officeooo:rsid="00213028" officeooo:paragraph-rsid="00202120" style:font-size-asian="13.1000003814697pt" style:font-weight-asian="bold" style:font-size-complex="15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fo:font-size="15pt" fo:font-weight="normal" officeooo:rsid="00728656" officeooo:paragraph-rsid="00291b70" style:font-size-asian="15pt" style:font-weight-asian="normal" style:font-size-complex="15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size="12pt" fo:font-weight="normal" officeooo:rsid="002a62f4" officeooo:paragraph-rsid="002a62f4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size="12pt" fo:font-weight="normal" officeooo:rsid="00301888" officeooo:paragraph-rsid="0030bff9" style:font-size-asian="12pt" style:font-weight-asian="normal" style:font-size-complex="12pt" style:font-weight-complex="normal"/>
    </style:style>
    <style:style style:name="P21" style:family="paragraph" style:parent-style-name="Standard">
      <style:text-properties officeooo:paragraph-rsid="00202120"/>
    </style:style>
    <style:style style:name="P22" style:family="paragraph" style:parent-style-name="Standard">
      <style:text-properties officeooo:rsid="002f6de8" officeooo:paragraph-rsid="002f6de8"/>
    </style:style>
    <style:style style:name="P23" style:family="paragraph" style:parent-style-name="Text_20_body">
      <style:text-properties fo:font-size="12pt" officeooo:paragraph-rsid="002d4824" style:font-size-asian="12pt" style:font-size-complex="12pt"/>
    </style:style>
    <style:style style:name="P24" style:family="paragraph" style:parent-style-name="Text_20_body">
      <style:text-properties fo:font-size="12pt" officeooo:rsid="002c59f6" officeooo:paragraph-rsid="002d4824" style:font-size-asian="12pt" style:font-size-complex="12pt"/>
    </style:style>
    <style:style style:name="P25" style:family="paragraph" style:parent-style-name="Text_20_body">
      <style:text-properties officeooo:rsid="002f354d" officeooo:paragraph-rsid="002f354d"/>
    </style:style>
    <style:style style:name="P26" style:family="paragraph" style:parent-style-name="Table_20_Heading">
      <style:text-properties officeooo:rsid="014dc279" officeooo:paragraph-rsid="00291b70"/>
    </style:style>
    <style:style style:name="P27" style:family="paragraph" style:parent-style-name="Table_20_Heading">
      <style:text-properties officeooo:rsid="01866c40" officeooo:paragraph-rsid="00291b70"/>
    </style:style>
    <style:style style:name="P28" style:family="paragraph" style:parent-style-name="Table_20_Heading">
      <style:text-properties officeooo:rsid="01860f10" officeooo:paragraph-rsid="00291b70"/>
    </style:style>
    <style:style style:name="P29" style:family="paragraph" style:parent-style-name="Table_20_Heading">
      <style:text-properties officeooo:rsid="019169cb" officeooo:paragraph-rsid="00291b70"/>
    </style:style>
    <style:style style:name="P30" style:family="paragraph" style:parent-style-name="Table_20_Heading">
      <style:text-properties officeooo:paragraph-rsid="00291b70"/>
    </style:style>
    <style:style style:name="P31" style:family="paragraph" style:parent-style-name="Table_20_Contents">
      <style:paragraph-properties fo:text-align="start" style:justify-single-word="false"/>
      <style:text-properties fo:font-size="15pt" officeooo:rsid="0232b180" officeooo:paragraph-rsid="002374fa" style:font-size-asian="15pt" style:font-size-complex="15pt"/>
    </style:style>
    <style:style style:name="P32" style:family="paragraph" style:parent-style-name="Table_20_Contents">
      <style:paragraph-properties fo:text-align="start" style:justify-single-word="false"/>
      <style:text-properties fo:font-size="15pt" officeooo:rsid="0232b180" officeooo:paragraph-rsid="00244139" style:font-size-asian="15pt" style:font-size-complex="15pt"/>
    </style:style>
    <style:style style:name="P33" style:family="paragraph" style:parent-style-name="Table_20_Contents">
      <style:paragraph-properties fo:text-align="center" style:justify-single-word="false"/>
      <style:text-properties fo:font-size="15pt" officeooo:rsid="007789e4" officeooo:paragraph-rsid="00291b70" style:font-size-asian="15pt" style:font-size-complex="15pt"/>
    </style:style>
    <style:style style:name="P34" style:family="paragraph" style:parent-style-name="Table_20_Contents">
      <style:paragraph-properties fo:text-align="center" style:justify-single-word="false"/>
      <style:text-properties fo:font-size="15pt" officeooo:rsid="007836a8" officeooo:paragraph-rsid="00291b70" style:font-size-asian="15pt" style:font-size-complex="15pt"/>
    </style:style>
    <style:style style:name="P35" style:family="paragraph" style:parent-style-name="Table_20_Contents">
      <style:paragraph-properties fo:text-align="center" style:justify-single-word="false"/>
      <style:text-properties fo:font-size="15pt" fo:font-weight="bold" officeooo:rsid="00291b70" officeooo:paragraph-rsid="00291b70" style:font-size-asian="15pt" style:font-weight-asian="bold" style:font-size-complex="15pt" style:font-weight-complex="bold"/>
    </style:style>
    <style:style style:name="P36" style:family="paragraph" style:parent-style-name="Table_20_Contents">
      <style:text-properties style:font-name="DejaVu Sans Mono" fo:font-size="10pt" officeooo:rsid="0232b180" officeooo:paragraph-rsid="002374fa" style:font-size-asian="10pt" style:font-size-complex="10pt"/>
    </style:style>
    <style:style style:name="P37" style:family="paragraph" style:parent-style-name="Table_20_Contents">
      <style:text-properties style:font-name="DejaVu Sans Mono" fo:font-size="10pt" officeooo:rsid="0232b180" officeooo:paragraph-rsid="00244139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officeooo:paragraph-rsid="00291b70"/>
    </style:style>
    <style:style style:name="P39" style:family="paragraph" style:parent-style-name="Table_20_Contents">
      <style:paragraph-properties fo:text-align="center" style:justify-single-word="false"/>
      <style:text-properties officeooo:rsid="01866c40" officeooo:paragraph-rsid="00291b70"/>
    </style:style>
    <style:style style:name="P40" style:family="paragraph" style:parent-style-name="Table_20_Contents">
      <style:text-properties officeooo:rsid="01866c40" officeooo:paragraph-rsid="00291b70"/>
    </style:style>
    <style:style style:name="P41" style:family="paragraph" style:parent-style-name="Table_20_Contents">
      <style:text-properties officeooo:paragraph-rsid="00291b70"/>
    </style:style>
    <style:style style:name="P42" style:family="paragraph" style:parent-style-name="Preformatted_20_Text">
      <style:paragraph-properties fo:text-align="start" style:justify-single-word="false"/>
      <style:text-properties fo:font-size="15pt" officeooo:rsid="002d9169" officeooo:paragraph-rsid="001dcff4" style:font-size-asian="15pt" style:font-size-complex="15pt"/>
    </style:style>
    <style:style style:name="P43" style:family="paragraph" style:parent-style-name="Preformatted_20_Text">
      <style:paragraph-properties fo:text-align="start" style:justify-single-word="false"/>
      <style:text-properties fo:font-size="15pt" officeooo:rsid="002d9169" officeooo:paragraph-rsid="00202120" style:font-size-asian="15pt" style:font-size-complex="15pt"/>
    </style:style>
    <style:style style:name="P44" style:family="paragraph" style:parent-style-name="Preformatted_20_Text">
      <style:paragraph-properties fo:text-align="start" style:justify-single-word="false"/>
      <style:text-properties fo:font-size="15pt" officeooo:rsid="00e1720b" officeooo:paragraph-rsid="0025f995" style:font-size-asian="15pt" style:font-size-complex="15pt"/>
    </style:style>
    <style:style style:name="P45" style:family="paragraph" style:parent-style-name="Preformatted_20_Text">
      <style:paragraph-properties fo:text-align="start" style:justify-single-word="false"/>
      <style:text-properties fo:font-size="10pt" officeooo:rsid="00fb5c3b" officeooo:paragraph-rsid="002473a6" style:font-size-asian="10pt" style:font-size-complex="10pt"/>
    </style:style>
    <style:style style:name="P46" style:family="paragraph" style:parent-style-name="Preformatted_20_Text">
      <style:paragraph-properties fo:text-align="start" style:justify-single-word="false"/>
      <style:text-properties fo:font-size="10pt" officeooo:rsid="0193d6c0" officeooo:paragraph-rsid="002473a6" style:font-size-asian="10pt" style:font-size-complex="10pt"/>
    </style:style>
    <style:style style:name="P47" style:family="paragraph" style:parent-style-name="Preformatted_20_Text">
      <style:paragraph-properties fo:text-align="start" style:justify-single-word="false"/>
      <style:text-properties fo:font-size="10pt" officeooo:rsid="012dd67c" officeooo:paragraph-rsid="002473a6" style:font-size-asian="10pt" style:font-size-complex="10pt"/>
    </style:style>
    <style:style style:name="P48" style:family="paragraph" style:parent-style-name="Preformatted_20_Text">
      <style:paragraph-properties fo:text-align="start" style:justify-single-word="false"/>
      <style:text-properties fo:font-size="10pt" officeooo:rsid="012e0bbb" officeooo:paragraph-rsid="002473a6" style:font-size-asian="10pt" style:font-size-complex="10pt"/>
    </style:style>
    <style:style style:name="P49" style:family="paragraph" style:parent-style-name="Preformatted_20_Text">
      <style:paragraph-properties fo:text-align="start" style:justify-single-word="false"/>
      <style:text-properties fo:font-size="10pt" officeooo:rsid="01485271" officeooo:paragraph-rsid="0025f995" style:font-size-asian="10pt" style:font-size-complex="10pt"/>
    </style:style>
    <style:style style:name="P50" style:family="paragraph" style:parent-style-name="Preformatted_20_Text">
      <style:paragraph-properties fo:text-align="start" style:justify-single-word="false"/>
      <style:text-properties fo:font-size="10pt" officeooo:rsid="01497248" officeooo:paragraph-rsid="0025f995" style:font-size-asian="10pt" style:font-size-complex="10pt"/>
    </style:style>
    <style:style style:name="P51" style:family="paragraph" style:parent-style-name="Preformatted_20_Text">
      <style:paragraph-properties fo:text-align="start" style:justify-single-word="false"/>
      <style:text-properties fo:font-size="10pt" officeooo:rsid="015a78d4" officeooo:paragraph-rsid="0025f995" style:font-size-asian="10pt" style:font-size-complex="10pt"/>
    </style:style>
    <style:style style:name="P52" style:family="paragraph" style:parent-style-name="Preformatted_20_Text">
      <style:paragraph-properties fo:text-align="start" style:justify-single-word="false"/>
      <style:text-properties fo:font-size="10pt" officeooo:rsid="01753b07" officeooo:paragraph-rsid="0025f995" style:font-size-asian="10pt" style:font-size-complex="10pt"/>
    </style:style>
    <style:style style:name="P53" style:family="paragraph" style:parent-style-name="Preformatted_20_Text">
      <style:paragraph-properties fo:text-align="start" style:justify-single-word="false"/>
      <style:text-properties fo:font-size="10pt" officeooo:rsid="01789130" officeooo:paragraph-rsid="0025f995" style:font-size-asian="10pt" style:font-size-complex="10pt"/>
    </style:style>
    <style:style style:name="P54" style:family="paragraph" style:parent-style-name="Preformatted_20_Text">
      <style:paragraph-properties fo:text-align="start" style:justify-single-word="false"/>
      <style:text-properties fo:font-size="10pt" officeooo:rsid="017b5b2f" officeooo:paragraph-rsid="0025f995" style:font-size-asian="10pt" style:font-size-complex="10pt"/>
    </style:style>
    <style:style style:name="P55" style:family="paragraph" style:parent-style-name="Preformatted_20_Text">
      <style:paragraph-properties fo:text-align="start" style:justify-single-word="false"/>
      <style:text-properties fo:font-size="10pt" officeooo:rsid="00e1720b" officeooo:paragraph-rsid="0025f995" style:font-size-asian="10pt" style:font-size-complex="10pt"/>
    </style:style>
    <style:style style:name="P56" style:family="paragraph" style:parent-style-name="Heading_20_1" style:list-style-name=""/>
    <style:style style:name="P57" style:family="paragraph" style:parent-style-name="Heading_20_1">
      <style:paragraph-properties fo:text-align="start" style:justify-single-word="false"/>
      <style:text-properties fo:color="#000000" fo:font-size="15pt" fo:font-weight="bold" officeooo:rsid="001cc566" officeooo:paragraph-rsid="0025f995" style:font-size-asian="13.1000003814697pt" style:font-weight-asian="bold" style:font-size-complex="15pt" style:font-weight-complex="bold"/>
    </style:style>
    <style:style style:name="P58" style:family="paragraph" style:parent-style-name="Heading_20_1">
      <style:paragraph-properties fo:break-before="page"/>
    </style:style>
    <style:style style:name="P59" style:family="paragraph" style:parent-style-name="Heading_20_2">
      <style:text-properties officeooo:rsid="00202120"/>
    </style:style>
    <style:style style:name="T1" style:family="text">
      <style:text-properties officeooo:rsid="0018f7f7"/>
    </style:style>
    <style:style style:name="T2" style:family="text">
      <style:text-properties fo:font-size="20pt" officeooo:rsid="0015a398" style:font-size-asian="17.5pt" style:font-size-complex="20pt"/>
    </style:style>
    <style:style style:name="T3" style:family="text">
      <style:text-properties fo:font-size="20pt" officeooo:rsid="017e7847" style:font-size-asian="17.5pt" style:font-size-complex="20pt"/>
    </style:style>
    <style:style style:name="T4" style:family="text">
      <style:text-properties fo:color="#000000"/>
    </style:style>
    <style:style style:name="T5" style:family="text">
      <style:text-properties fo:color="#000000" fo:font-weight="bold" officeooo:rsid="001dcff4" style:font-weight-asian="bold" style:font-weight-complex="bold"/>
    </style:style>
    <style:style style:name="T6" style:family="text">
      <style:text-properties fo:color="#000000" fo:font-weight="bold" officeooo:rsid="002154fa" style:font-weight-asian="bold" style:font-weight-complex="bold"/>
    </style:style>
    <style:style style:name="T7" style:family="text">
      <style:text-properties fo:color="#000000" fo:font-weight="normal" officeooo:rsid="002154fa" style:font-weight-asian="normal" style:font-weight-complex="normal"/>
    </style:style>
    <style:style style:name="T8" style:family="text">
      <style:text-properties fo:color="#000000" officeooo:rsid="00232df7"/>
    </style:style>
    <style:style style:name="T9" style:family="text">
      <style:text-properties fo:color="#000000" fo:font-size="12pt" fo:font-weight="normal" officeooo:rsid="007e3411" style:font-size-asian="12pt" style:font-weight-asian="normal" style:font-size-complex="12pt" style:font-weight-complex="normal"/>
    </style:style>
    <style:style style:name="T10" style:family="text">
      <style:text-properties fo:color="#000000" fo:font-size="12pt" fo:font-weight="normal" officeooo:rsid="01898824" style:font-size-asian="12pt" style:font-weight-asian="normal" style:font-size-complex="12pt" style:font-weight-complex="normal"/>
    </style:style>
    <style:style style:name="T11" style:family="text">
      <style:text-properties fo:color="#000000" fo:font-size="12pt" fo:font-weight="normal" officeooo:rsid="01860f10" style:font-size-asian="12pt" style:font-weight-asian="normal" style:font-size-complex="12pt" style:font-weight-complex="normal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0pt" officeooo:rsid="0048b016" style:font-size-asian="10pt" style:font-size-complex="10pt"/>
    </style:style>
    <style:style style:name="T14" style:family="text">
      <style:text-properties fo:font-size="10pt" officeooo:rsid="004b2c7a" style:font-size-asian="10pt" style:font-size-complex="10pt"/>
    </style:style>
    <style:style style:name="T15" style:family="text">
      <style:text-properties fo:font-size="10pt" officeooo:rsid="004d14fb" style:font-size-asian="10pt" style:font-size-complex="10pt"/>
    </style:style>
    <style:style style:name="T16" style:family="text">
      <style:text-properties fo:font-size="10pt" officeooo:rsid="0054da31" style:font-size-asian="10pt" style:font-size-complex="10pt"/>
    </style:style>
    <style:style style:name="T17" style:family="text">
      <style:text-properties fo:font-size="10pt" fo:font-weight="bold" style:font-size-asian="10pt" style:font-weight-asian="bold" style:font-size-complex="10pt" style:font-weight-complex="bold"/>
    </style:style>
    <style:style style:name="T18" style:family="text">
      <style:text-properties fo:font-size="10pt" fo:font-weight="bold" officeooo:rsid="0048b016" style:font-size-asian="10pt" style:font-weight-asian="bold" style:font-size-complex="10pt" style:font-weight-complex="bold"/>
    </style:style>
    <style:style style:name="T19" style:family="text">
      <style:text-properties fo:font-size="10pt" fo:font-weight="bold" officeooo:rsid="004b2c7a" style:font-size-asian="10pt" style:font-weight-asian="bold" style:font-size-complex="10pt" style:font-weight-complex="bold"/>
    </style:style>
    <style:style style:name="T20" style:family="text">
      <style:text-properties fo:font-size="10pt" fo:font-weight="bold" officeooo:rsid="0027f297" style:font-size-asian="10pt" style:font-weight-asian="bold" style:font-size-complex="10pt" style:font-weight-complex="bold"/>
    </style:style>
    <style:style style:name="T21" style:family="text">
      <style:text-properties fo:font-size="10pt" style:text-underline-style="none" officeooo:rsid="00fb5c3b" style:font-size-asian="10pt" style:font-size-complex="10pt"/>
    </style:style>
    <style:style style:name="T22" style:family="text">
      <style:text-properties fo:font-size="10pt" style:text-underline-style="none" fo:font-weight="bold" officeooo:rsid="00fb5c3b" style:font-size-asian="10pt" style:font-weight-asian="bold" style:font-size-complex="10pt" style:font-weight-complex="bold"/>
    </style:style>
    <style:style style:name="T23" style:family="text">
      <style:text-properties fo:font-size="10pt" fo:font-weight="normal" style:font-size-asian="10pt" style:font-weight-asian="normal" style:font-size-complex="10pt" style:font-weight-complex="normal"/>
    </style:style>
    <style:style style:name="T24" style:family="text">
      <style:text-properties officeooo:rsid="001dcff4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291b70" style:font-weight-asian="bold" style:font-weight-complex="bold"/>
    </style:style>
    <style:style style:name="T27" style:family="text">
      <style:text-properties officeooo:rsid="00202120"/>
    </style:style>
    <style:style style:name="T28" style:family="text">
      <style:text-properties officeooo:rsid="002037b9"/>
    </style:style>
    <style:style style:name="T29" style:family="text">
      <style:text-properties officeooo:rsid="01497248"/>
    </style:style>
    <style:style style:name="T30" style:family="text">
      <style:text-properties officeooo:rsid="017973d0"/>
    </style:style>
    <style:style style:name="T31" style:family="text">
      <style:text-properties fo:color="#009933" officeooo:rsid="00e7dd68"/>
    </style:style>
    <style:style style:name="T32" style:family="text">
      <style:text-properties fo:color="#009933" fo:font-size="10pt" style:font-size-asian="10pt" style:font-size-complex="10pt"/>
    </style:style>
    <style:style style:name="T33" style:family="text">
      <style:text-properties fo:color="#009933" fo:font-size="10pt" officeooo:rsid="00e7dd68" style:font-size-asian="10pt" style:font-size-complex="10pt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officeooo:rsid="00e6a1cb"/>
    </style:style>
    <style:style style:name="T36" style:family="text">
      <style:text-properties style:font-name="DejaVu Sans Mono" fo:font-size="10pt" style:text-underline-style="none" style:font-size-asian="10pt" style:font-size-complex="10pt"/>
    </style:style>
    <style:style style:name="T37" style:family="text">
      <style:text-properties style:font-name="DejaVu Sans Mono" fo:font-size="10pt" style:text-underline-style="none" officeooo:rsid="02361216" style:font-size-asian="10pt" style:font-size-complex="10pt"/>
    </style:style>
    <style:style style:name="T38" style:family="text">
      <style:text-properties style:font-name="DejaVu Sans Mono" fo:font-size="10pt" style:text-underline-style="none" officeooo:rsid="00263532" style:font-size-asian="10pt" style:font-size-complex="10pt"/>
    </style:style>
    <style:style style:name="T39" style:family="text">
      <style:text-properties style:font-name="DejaVu Sans Mono" fo:font-size="10pt" style:text-underline-style="none" fo:font-weight="bold" style:font-size-asian="10pt" style:font-weight-asian="bold" style:font-size-complex="10pt" style:font-weight-complex="bold"/>
    </style:style>
    <style:style style:name="T40" style:family="text">
      <style:text-properties style:font-name="DejaVu Sans Mono" fo:font-size="10pt" style:text-underline-style="none" fo:font-weight="bold" officeooo:rsid="02361216" style:font-size-asian="10pt" style:font-weight-asian="bold" style:font-size-complex="10pt" style:font-weight-complex="bold"/>
    </style:style>
    <style:style style:name="T41" style:family="text">
      <style:text-properties officeooo:rsid="00263532"/>
    </style:style>
    <style:style style:name="T42" style:family="text">
      <style:text-properties fo:font-size="13pt" officeooo:rsid="00787bce" style:font-size-asian="13pt" style:font-size-complex="13pt"/>
    </style:style>
    <style:style style:name="T43" style:family="text">
      <style:text-properties officeooo:rsid="01860f10"/>
    </style:style>
    <style:style style:name="T44" style:family="text">
      <style:text-properties officeooo:rsid="01871d34"/>
    </style:style>
    <style:style style:name="T45" style:family="text">
      <style:text-properties officeooo:rsid="019169cb"/>
    </style:style>
    <style:style style:name="T46" style:family="text">
      <style:text-properties officeooo:rsid="0191e9b4"/>
    </style:style>
    <style:style style:name="T47" style:family="text">
      <style:text-properties officeooo:rsid="01866c40"/>
    </style:style>
    <style:style style:name="T48" style:family="text">
      <style:text-properties style:font-name="Liberation Serif" officeooo:rsid="01860f10"/>
    </style:style>
    <style:style style:name="T49" style:family="text">
      <style:text-properties style:font-name="Liberation Serif" officeooo:rsid="01866c40"/>
    </style:style>
    <style:style style:name="T50" style:family="text">
      <style:text-properties style:font-name="Liberation Serif" officeooo:rsid="0191e9b4"/>
    </style:style>
    <style:style style:name="T51" style:family="text">
      <style:text-properties style:font-name="Liberation Serif" officeooo:rsid="0081ffc2"/>
    </style:style>
    <style:style style:name="T52" style:family="text">
      <style:text-properties officeooo:rsid="002c59f6"/>
    </style:style>
    <style:style style:name="T53" style:family="text">
      <style:text-properties officeooo:rsid="002d4824"/>
    </style:style>
    <style:style style:name="T54" style:family="text">
      <style:text-properties officeooo:rsid="0030bff9"/>
    </style:style>
    <style:style style:name="T55" style:family="text">
      <style:text-properties officeooo:rsid="0030cff2"/>
    </style:style>
    <style:style style:name="T56" style:family="text">
      <style:text-properties officeooo:rsid="0033dc93"/>
    </style:style>
    <style:style style:name="T57" style:family="text">
      <style:text-properties style:text-underline-style="none" officeooo:rsid="0033dc93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ARM Linux</text:span> </text:p>
      <text:p text:style-name="P7"/>
      <text:p text:style-name="P6">Porting Guide </text:p>
      <text:p text:style-name="P11"/>
      <text:p text:style-name="P6"><text:span text:style-name="T2">for </text:span><text:span text:style-name="T3">ARM Platform</text:span></text:p>
      <text:p text:style-name="P8">(Freescale i.MX6 Quad SABRE SD)</text:p>
      <text:p text:style-name="P8"/>
      <text:p text:style-name="P8"/>
      <text:p text:style-name="P9"/>
      <text:p text:style-name="P9"/>
      <text:p text:style-name="P9"/>
      <text:p text:style-name="P9"/>
      <text:p text:style-name="P9"/>
      <text:p text:style-name="P10">Study Group </text:p>
      <text:p text:style-name="P10">red-root </text:p>
      <text:p text:style-name="P10"><text:a xlink:type="simple" xlink:href="mailto:study.redroot@gmail.com">study.redroot@gmail.com</text:a></text:p>
      <text:p text:style-name="P10"/>
      <text:table-of-content text:style-name="Sect1" text:protected="true" text:name="Table of Contents1">
        <text:table-of-content-source text:outline-level="10">
          <text:index-title-template text:style-name="Contents_20_Heading">Porting ARM Linu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">Porting ARM Linux</text:p>
          </text:index-title>
          <text:p text:style-name="P3"><text:a xlink:type="simple" xlink:href="#__RefHeading__14782_1004759995" text:style-name="Index_20_Link" text:visited-style-name="Index_20_Link">1. 목표<text:tab/>3</text:a></text:p>
          <text:p text:style-name="P3"><text:a xlink:type="simple" xlink:href="#__RefHeading__14784_1004759995" text:style-name="Index_20_Link" text:visited-style-name="Index_20_Link">2. 필요한 패키지<text:tab/>3</text:a></text:p>
          <text:p text:style-name="P4"><text:a xlink:type="simple" xlink:href="#__RefHeading__14772_1004759995" text:style-name="Index_20_Link" text:visited-style-name="Index_20_Link"><text:s/>2.1. 'ncurses' package for console like GUI<text:tab/>3</text:a></text:p>
          <text:p text:style-name="P4"><text:a xlink:type="simple" xlink:href="#__RefHeading__11136_745174455" text:style-name="Index_20_Link" text:visited-style-name="Index_20_Link"><text:s/>2.2. u-boot-tools for ‘mkimage’<text:tab/>3</text:a></text:p>
          <text:p text:style-name="P4"><text:a xlink:type="simple" xlink:href="#__RefHeading__14774_1004759995" text:style-name="Index_20_Link" text:visited-style-name="Index_20_Link"><text:s/>2.3. minicom<text:tab/>3</text:a></text:p>
          <text:p text:style-name="P4"><text:a xlink:type="simple" xlink:href="#__RefHeading__2960_1377643810" text:style-name="Index_20_Link" text:visited-style-name="Index_20_Link"><text:s/>2.4. Librasry or tool for 32bit in 64bit development environment<text:tab/>3</text:a></text:p>
          <text:p text:style-name="P4"><text:a xlink:type="simple" xlink:href="#__RefHeading__14776_1004759995" text:style-name="Index_20_Link" text:visited-style-name="Index_20_Link"><text:s/>2.5. Cross Compiler (Toolchain)<text:tab/>3</text:a></text:p>
          <text:p text:style-name="P3"><text:a xlink:type="simple" xlink:href="#__RefHeading__14786_1004759995" text:style-name="Index_20_Link" text:visited-style-name="Index_20_Link">3. Bootloader 빌드<text:tab/>3</text:a></text:p>
          <text:p text:style-name="P3"><text:a xlink:type="simple" xlink:href="#__RefHeading__14788_1004759995" text:style-name="Index_20_Link" text:visited-style-name="Index_20_Link">4. Linux kernel 빌드<text:tab/>3</text:a></text:p>
          <text:p text:style-name="P3"><text:a xlink:type="simple" xlink:href="#__RefHeading__14790_1004759995" text:style-name="Index_20_Link" text:visited-style-name="Index_20_Link">5. SD card 세팅<text:tab/>4</text:a></text:p>
          <text:p text:style-name="P3"><text:a xlink:type="simple" xlink:href="#__RefHeading__14792_1004759995" text:style-name="Index_20_Link" text:visited-style-name="Index_20_Link">6. Minicom 세팅<text:tab/>4</text:a></text:p>
          <text:p text:style-name="P3"><text:a xlink:type="simple" xlink:href="#__RefHeading__14794_1004759995" text:style-name="Index_20_Link" text:visited-style-name="Index_20_Link">7. U-Boot 설정<text:tab/>4</text:a></text:p>
          <text:p text:style-name="P3"><text:a xlink:type="simple" xlink:href="#__RefHeading__14796_1004759995" text:style-name="Index_20_Link" text:visited-style-name="Index_20_Link">8. 마무리<text:tab/>4</text:a></text:p>
        </text:index-body>
      </text:table-of-content>
      <text:p text:style-name="P12"/>
      <text:h text:style-name="P58" text:outline-level="1"><text:bookmark-start text:name="__RefHeading__14782_1004759995"/>1. 목표<text:bookmark-end text:name="__RefHeading__14782_1004759995"/></text:h>
      <text:p text:style-name="P18"/>
      <text:p text:style-name="P19">Freescale i.MX6 Quad SABRE SD 보드 (ARMv7a) 에 리눅스 우분투를 포팅하여 부팅을 시킨다. 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35">Ubuntu </text:p>
          </table:table-cell>
        </table:table-row>
        <table:table-row>
          <table:table-cell table:style-name="Table13.A2" office:value-type="string">
            <text:p text:style-name="P33"><text:span text:style-name="T25">L</text:span><text:span text:style-name="T26">inux kernel</text:span></text:p>
          </table:table-cell>
        </table:table-row>
        <table:table-row>
          <table:table-cell table:style-name="Table13.A3" office:value-type="string">
            <text:p text:style-name="P34">Freescale i.MX6 Quad SABRE Smart Devices Platform <text:span text:style-name="T42">(HW)</text:span></text:p>
          </table:table-cell>
        </table:table-row>
      </table:table>
      <text:p text:style-name="P15"/>
      <text:p text:style-name="P19">SD 카드가 결과적으로 부팅가능하게 세팅되면 <text:s/>메모리 모습은 다음과 같다.</text:p>
      <text:p text:style-name="P19"/>
      <text:p text:style-name="P14"><text:span text:style-name="T9">/</text:span><text:span text:style-name="T10">dev/mmcblk0 </text:span><text:span text:style-name="T9">(</text:span><text:span text:style-name="T11">block = 512byte</text:span><text:span text:style-name="T9">)</text:span>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row>
          <table:table-cell table:style-name="Table15.A1" table:number-columns-spanned="4" office:value-type="string">
            <text:p text:style-name="P26">Unallocated <text:span text:style-name="T43">(20480, 10MB)</text:span></text:p>
          </table:table-cell>
          <table:covered-table-cell/>
          <table:covered-table-cell/>
          <table:covered-table-cell/>
          <table:table-cell table:style-name="Table15.E1" table:number-rows-spanned="2" office:value-type="string">
            <text:p text:style-name="P27">allocated</text:p>
            <text:p text:style-name="P27">(/dev/mmcblk0p1)</text:p>
            <text:p text:style-name="P27">(<text:span text:style-name="T44">7.x GB</text:span>)</text:p>
          </table:table-cell>
        </table:table-row>
        <table:table-row>
          <table:table-cell table:style-name="Table15.A2" office:value-type="string">
            <text:p text:style-name="P26"><text:span text:style-name="T45">MBR</text:span> </text:p>
            <text:p text:style-name="P28">(1KB)</text:p>
          </table:table-cell>
          <table:table-cell table:style-name="Table15.B2" office:value-type="string">
            <text:p text:style-name="P30">u-boot.bin</text:p>
            <text:p text:style-name="P27">(421KB)</text:p>
          </table:table-cell>
          <table:table-cell table:style-name="Table15.A2" office:value-type="string">
            <text:p text:style-name="P29">empty space</text:p>
            <text:p text:style-name="P28">(<text:span text:style-name="T46">602KB</text:span>)</text:p>
          </table:table-cell>
          <table:table-cell table:style-name="Table15.D2" office:value-type="string">
            <text:p text:style-name="P30"><text:span text:style-name="T47">uI</text:span>mage</text:p>
            <text:p text:style-name="P27">(8.6 MB)</text:p>
          </table:table-cell>
          <table:covered-table-cell/>
        </table:table-row>
        <table:table-row>
          <table:table-cell table:style-name="Table15.A3" office:value-type="string">
            <text:p text:style-name="P41"><text:span text:style-name="Source_20_Text"><text:span text:style-name="T48">0...........1KB</text:span></text:span></text:p>
          </table:table-cell>
          <table:table-cell table:style-name="Table15.B3" office:value-type="string">
            <text:p text:style-name="P40">1KB.......422KB</text:p>
          </table:table-cell>
          <table:table-cell table:style-name="Table15.C3" office:value-type="string">
            <text:p text:style-name="P38"><text:span text:style-name="Source_20_Text"><text:span text:style-name="T49">422KB.....</text:span></text:span><text:span text:style-name="Source_20_Text"><text:span text:style-name="T50">1024</text:span></text:span><text:span text:style-name="Source_20_Text"><text:span text:style-name="T49">KB</text:span></text:span></text:p>
          </table:table-cell>
          <table:table-cell table:style-name="Table15.D3" office:value-type="string">
            <text:p text:style-name="P39"><text:span text:style-name="T46">1024</text:span>KB..............8.6MB</text:p>
          </table:table-cell>
          <table:table-cell table:style-name="Table15.E3" office:value-type="string">
            <text:p text:style-name="P38"><text:span text:style-name="Source_20_Text"><text:span text:style-name="T51">….................................</text:span></text:span></text:p>
          </table:table-cell>
        </table:table-row>
      </table:table>
      <text:h text:style-name="Heading_20_1" text:outline-level="1"/>
      <text:h text:style-name="Heading_20_1" text:outline-level="1"><text:bookmark-start text:name="__RefHeading__14784_1004759995"/>2. 필요한 패키지<text:bookmark-end text:name="__RefHeading__14784_1004759995"/></text:h>
      <text:h text:style-name="Heading_20_2" text:outline-level="2"><text:bookmark-start text:name="__RefHeading__14772_1004759995"/><text:span text:style-name="T7"><text:tab/></text:span><text:span text:style-name="T5">2.1. </text:span><text:span text:style-name="T6"><text:s/></text:span><text:span text:style-name="T25">'ncurses' package fo</text:span>r console like GUI<text:bookmark-end text:name="__RefHeading__14772_1004759995"/></text:h>
      <table:table table:name="Table7" table:style-name="Table7">
        <table:table-column table:style-name="Table7.A"/>
        <table:table-row>
          <table:table-cell table:style-name="Table7.A1" office:value-type="string">
            <text:p text:style-name="P42"><text:span text:style-name="Source_20_Text"><text:span text:style-name="T12">$ </text:span></text:span><text:span text:style-name="Source_20_Text"><text:span text:style-name="T17">sudo apt-get install</text:span></text:span><text:span text:style-name="Source_20_Text"><text:span text:style-name="T12"> libncurses5 libncurses5-dev</text:span></text:span></text:p>
          </table:table-cell>
        </table:table-row>
      </table:table>
      <text:h text:style-name="Heading_20_2" text:outline-level="2"><text:bookmark-start text:name="__RefHeading__11136_745174455"/><text:span text:style-name="T24"><text:tab/>2.2. </text:span>u-boot-tools for ‘mkimage’<text:bookmark-end text:name="__RefHeading__11136_745174455"/></text:h>
      <table:table table:name="Table8" table:style-name="Table8">
        <table:table-column table:style-name="Table8.A"/>
        <table:table-row>
          <table:table-cell table:style-name="Table8.A1" office:value-type="string">
            <text:p text:style-name="P42"><text:span text:style-name="Source_20_Text"><text:span text:style-name="T12">$ </text:span></text:span><text:span text:style-name="Source_20_Text"><text:span text:style-name="T17">sudo apt-get install</text:span></text:span><text:span text:style-name="Source_20_Text"><text:span text:style-name="T12"> u-boot-tools</text:span></text:span></text:p>
          </table:table-cell>
        </table:table-row>
      </table:table>
      <text:h text:style-name="Heading_20_2" text:outline-level="2"><text:bookmark-start text:name="__RefHeading__14774_1004759995"/><text:span text:style-name="T27"><text:tab/>2.3. minicom </text:span><text:tab/><text:bookmark-end text:name="__RefHeading__14774_1004759995"/></text:h>
      <table:table table:name="Table10" table:style-name="Table10">
        <table:table-column table:style-name="Table10.A"/>
        <table:table-row>
          <table:table-cell table:style-name="Table10.A1" office:value-type="string">
            <text:p text:style-name="P43"><text:span text:style-name="Source_20_Text"><text:span text:style-name="T13">$ </text:span></text:span><text:span text:style-name="Source_20_Text"><text:span text:style-name="T18">sudo apt-get install</text:span></text:span><text:span text:style-name="Source_20_Text"><text:span text:style-name="T13"> minicom </text:span></text:span></text:p>
          </table:table-cell>
        </table:table-row>
      </table:table>
      <text:h text:style-name="P59" text:outline-level="2"><text:bookmark-start text:name="__RefHeading__2960_1377643810"/><text:tab/>2.4. Librasry or tool for 32bit in 64bit development environment <text:bookmark-end text:name="__RefHeading__2960_1377643810"/></text:h>
      <table:table table:name="Table11" table:style-name="Table11">
        <table:table-column table:style-name="Table11.A"/>
        <table:table-row>
          <table:table-cell table:style-name="Table11.A1" office:value-type="string">
            <text:p text:style-name="P21"><text:span text:style-name="Source_20_Text"><text:span text:style-name="T14">$ </text:span></text:span><text:span text:style-name="Source_20_Text"><text:span text:style-name="T19">sudo apt-get install</text:span></text:span><text:span text:style-name="Source_20_Text"><text:span text:style-name="T14"> libc6-dev-i386 </text:span></text:span><text:span text:style-name="Source_20_Text"><text:span text:style-name="T15">lib32z1 lib32ncurses5 lib32bz2-1.0</text:span></text:span></text:p>
          </table:table-cell>
        </table:table-row>
      </table:table>
      <text:h text:style-name="Heading_20_2" text:outline-level="2"><text:bookmark-start text:name="__RefHeading__14776_1004759995"/><text:span text:style-name="T8"><text:tab/>2.</text:span><text:span text:style-name="T4">5. Cross Compiler (Toolchain) </text:span><text:bookmark-end text:name="__RefHeading__14776_1004759995"/></text:h>
      <table:table table:name="Table3" table:style-name="Table3">
        <table:table-column table:style-name="Table3.A"/>
        <table:table-row>
          <table:table-cell table:style-name="Table3.A1" office:value-type="string">
            <text:p text:style-name="P43"><text:span text:style-name="Source_20_Text"><text:span text:style-name="T20">$ wget -c </text:span></text:span><text:a xlink:type="simple" xlink:href="https://www.dropbox.com/s/wuo9f2i2lde6hpl/gcc-4.6.2-glibc-2.13-linaro-multilib-2011.12.tar.gz"><text:span text:style-name="Source_20_Text"><text:span text:style-name="T16">https://www.dropbox.com/s/wuo9f2i2lde6hpl/gcc-4.6.2-glibc-2.13-linaro-multilib-2011.12.tar.gz</text:span></text:span></text:a></text:p>
          </table:table-cell>
        </table:table-row>
      </table:table>
      <text:p text:style-name="P17"><text:soft-page-break/><text:tab/></text:p>
      <text:h text:style-name="Heading_20_1" text:outline-level="1"><text:bookmark-start text:name="__RefHeading__14786_1004759995"/>3. Bootloader 빌드<text:bookmark-end text:name="__RefHeading__14786_1004759995"/></text:h>
      <text:p text:style-name="P23">필요한 패키지들을 다운받은 뒤에 <text:span text:style-name="T52">bootloader 의 소스폴더인 u-boot-2009.08로 들어가서 다음과같은 명령어를 차례로 입력하면 빌드가 된다 .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37"><text:span text:style-name="T25">$ make ARCH</text:span><text:span text:style-name="T41">=arm</text:span> <text:span text:style-name="T25">CROSS_COMPILE</text:span>=arm-linux- <text:span text:style-name="T25">O</text:span>=../u-boot_object <text:span text:style-name="T25">mx6q_sabresd_config</text:span></text:p>
            <text:p text:style-name="P32"><text:span text:style-name="Source_20_Text"><text:span text:style-name="T39">$ make</text:span></text:span><text:span text:style-name="Source_20_Text"><text:span text:style-name="T36"> </text:span></text:span><text:span text:style-name="Source_20_Text"><text:span text:style-name="T39">ARCH</text:span></text:span><text:span text:style-name="Source_20_Text"><text:span text:style-name="T38">=arm</text:span></text:span><text:span text:style-name="Source_20_Text"><text:span text:style-name="T36"> </text:span></text:span><text:span text:style-name="Source_20_Text"><text:span text:style-name="T39">CROSS_COMPILE</text:span></text:span><text:span text:style-name="Source_20_Text"><text:span text:style-name="T36">=arm-linux- </text:span></text:span><text:span text:style-name="Source_20_Text"><text:span text:style-name="T39">O</text:span></text:span><text:span text:style-name="Source_20_Text"><text:span text:style-name="T36">=../u-boot_object</text:span></text:span></text:p>
          </table:table-cell>
        </table:table-row>
      </table:table>
      <text:p text:style-name="P16"><text:tab/></text:p>
      <text:h text:style-name="Heading_20_1" text:outline-level="1"><text:bookmark-start text:name="__RefHeading__14788_1004759995"/>4. Linux kernel 빌드<text:bookmark-end text:name="__RefHeading__14788_1004759995"/></text:h>
      <text:p text:style-name="Text_20_body">리눅스 커널 소스 폴더인 <text:span text:style-name="T53">linux-3.0.35 폴더내부에 들어가서 다음과 같은 명령어를 차예로 입력한다. </text:span></text:p>
      <text:p text:style-name="P24">(도중에 찾을수없는 파일있다고 에러뜨면 직접 소스폴더에서 찾아서 오브젝트 폴더로 옴기면 해결된다.)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36"><text:span text:style-name="T25">$ make ARCH</text:span>=arm <text:span text:style-name="T25">CROSS_COMPILE</text:span>=arm-linux- <text:span text:style-name="T25">O</text:span>=../linux_kernel_object <text:span text:style-name="T25">imx6_defconfig</text:span></text:p>
            <text:p text:style-name="P31"><text:span text:style-name="Source_20_Text"><text:span text:style-name="T39">$ make</text:span></text:span><text:span text:style-name="Source_20_Text"><text:span text:style-name="T36"> </text:span></text:span><text:span text:style-name="Source_20_Text"><text:span text:style-name="T39">ARCH</text:span></text:span><text:span text:style-name="Source_20_Text"><text:span text:style-name="T36">=arm </text:span></text:span><text:span text:style-name="Source_20_Text"><text:span text:style-name="T39">CROSS_COMPILE</text:span></text:span><text:span text:style-name="Source_20_Text"><text:span text:style-name="T36">=arm-linux- </text:span></text:span><text:span text:style-name="Source_20_Text"><text:span text:style-name="T39">O</text:span></text:span><text:span text:style-name="Source_20_Text"><text:span text:style-name="T36">=../linux_kernel_object</text:span></text:span></text:p>
            <text:p text:style-name="P31"><text:span text:style-name="Source_20_Text"><text:span text:style-name="T39">$ make</text:span></text:span><text:span text:style-name="Source_20_Text"><text:span text:style-name="T36"> </text:span></text:span><text:span text:style-name="Source_20_Text"><text:span text:style-name="T40">uImage</text:span></text:span><text:span text:style-name="Source_20_Text"><text:span text:style-name="T37"> </text:span></text:span><text:span text:style-name="Source_20_Text"><text:span text:style-name="T39">ARCH</text:span></text:span><text:span text:style-name="Source_20_Text"><text:span text:style-name="T36">=arm </text:span></text:span><text:span text:style-name="Source_20_Text"><text:span text:style-name="T39">CROSS_COMPILE</text:span></text:span><text:span text:style-name="Source_20_Text"><text:span text:style-name="T36">=arm-linux- </text:span></text:span><text:span text:style-name="Source_20_Text"><text:span text:style-name="T39">O</text:span></text:span><text:span text:style-name="Source_20_Text"><text:span text:style-name="T36">=../linux_kernel_object</text:span></text:span></text:p>
          </table:table-cell>
        </table:table-row>
      </table:table>
      <text:p text:style-name="P16"><text:tab/></text:p>
      <text:h text:style-name="P56" text:outline-level="1"/>
      <text:h text:style-name="P58" text:outline-level="1"><text:bookmark-start text:name="__RefHeading__14790_1004759995"/>5. SD card 세팅<text:bookmark-end text:name="__RefHeading__14790_1004759995"/></text:h>
      <text:p text:style-name="P25">SD card를 리더기를 통해서 USB로 컴퓨터에 연결한뒤에 mount가 되어있으면 umount를 시켜주고 </text:p>
      <text:p text:style-name="P25">다음을 진행한다. 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45">$ <text:span text:style-name="T25">sudo</text:span> <text:span text:style-name="T25">fdisk</text:span> /dev/sdb</text:p>
            <text:p text:style-name="P46">Command (m for help): <text:span text:style-name="T25">d </text:span></text:p>
            <text:p text:style-name="P46">Selected partition 1 </text:p>
            <text:p text:style-name="P46">Command (m for help): <text:span text:style-name="T25">n </text:span></text:p>
            <text:p text:style-name="P46">Partition type: </text:p>
            <text:p text:style-name="P46">p primary (0 primary, 0 extended, 4 free) </text:p>
            <text:p text:style-name="P46">e extended </text:p>
            <text:p text:style-name="P46">Select (default p): <text:span text:style-name="T25">p </text:span></text:p>
            <text:p text:style-name="P46">Partition number (1-4, default 1): <text:span text:style-name="T25">1 </text:span></text:p>
            <text:p text:style-name="P46">First sector (2048-7744511, default 2048): <text:span text:style-name="T25">20480</text:span></text:p>
            <text:p text:style-name="P46">Last sector, +sectors or +size{K,M,G} (16384-7744511, default 7744511): </text:p>
            <text:p text:style-name="P46">Using default value 7744511 </text:p>
            <text:p text:style-name="P46">Command (m for help): <text:span text:style-name="T25">w </text:span></text:p>
            <text:p text:style-name="P46">The partition table has been altered! </text:p>
            <text:p text:style-name="P46">Calling ioctl() to re-read partition table. </text:p>
            <text:p text:style-name="P46">Syncing disks.</text:p>
            <text:p text:style-name="P46"/>
            <text:p text:style-name="P45">$ <text:span text:style-name="T25">sudo</text:span> <text:span text:style-name="T25">mkfs</text:span>.<text:span text:style-name="T25">ext4</text:span> /dev/sdb1</text:p>
            <text:p text:style-name="P45"/>
            <text:p text:style-name="P47">$ <text:span text:style-name="T25">cd</text:span> &lt;the path to folder containing u-boot.bin&gt;</text:p>
            <text:p text:style-name="P45">$ <text:span text:style-name="T25">sudo</text:span> <text:span text:style-name="T25">dd</text:span> <text:span text:style-name="T25">if</text:span>=u-boot-mx6q-sabresd.bin <text:span text:style-name="T25">of</text:span>=/dev/sdb <text:span text:style-name="T25">bs</text:span>=512 <text:span text:style-name="T25">seek</text:span>=2 <text:span text:style-name="T25">skip</text:span>=2 <text:span text:style-name="T25">conv</text:span>=fsync</text:p>
            <text:p text:style-name="P48"/>
            <text:p text:style-name="P48">$ <text:span text:style-name="T25">cd</text:span> &lt;L<text:span text:style-name="T56">inux kernel</text:span> Build <text:span text:style-name="T56">folder</text:span>&gt;/<text:span text:style-name="T56">arch/arm/boot/</text:span></text:p>
            <text:p text:style-name="P45"><text:span text:style-name="Source_20_Text"><text:span text:style-name="T21">$ </text:span></text:span><text:span text:style-name="Source_20_Text"><text:span text:style-name="T22">sudo</text:span></text:span><text:span text:style-name="Source_20_Text"><text:span text:style-name="T21"> </text:span></text:span><text:span text:style-name="Source_20_Text"><text:span text:style-name="T22">dd</text:span></text:span><text:span text:style-name="Source_20_Text"><text:span text:style-name="T21"> </text:span></text:span><text:span text:style-name="Source_20_Text"><text:span text:style-name="T22">if</text:span></text:span><text:span text:style-name="Source_20_Text"><text:span text:style-name="T21">=u</text:span></text:span><text:span text:style-name="Source_20_Text"><text:span text:style-name="T57">I</text:span></text:span><text:span text:style-name="Source_20_Text"><text:span text:style-name="T21">mage </text:span></text:span><text:span text:style-name="Source_20_Text"><text:span text:style-name="T22">of</text:span></text:span><text:span text:style-name="Source_20_Text"><text:span text:style-name="T21">=/dev/sdb </text:span></text:span><text:span text:style-name="Source_20_Text"><text:span text:style-name="T22">bs</text:span></text:span><text:span text:style-name="Source_20_Text"><text:span text:style-name="T21">=512 </text:span></text:span><text:span text:style-name="Source_20_Text"><text:span text:style-name="T22">seek</text:span></text:span><text:span text:style-name="Source_20_Text"><text:span text:style-name="T21">=2048 </text:span></text:span><text:span text:style-name="Source_20_Text"><text:span text:style-name="T22">conv</text:span></text:span><text:span text:style-name="Source_20_Text"><text:span text:style-name="T21">=fsync</text:span></text:span></text:p>
          </table:table-cell>
        </table:table-row>
      </table:table>
      <text:p text:style-name="P16"/>
      <text:h text:style-name="Heading_20_1" text:outline-level="1"><text:bookmark-start text:name="__RefHeading__14792_1004759995"/>6. <text:span text:style-name="T28">Minicom 세팅</text:span><text:bookmark-end text:name="__RefHeading__14792_1004759995"/></text:h>
      <text:p text:style-name="P22">Mirco USB 케이블이 필요한데 그것을 PC에 연결하고 다음과같이 설정을 하면된다. </text:p>
      <table:table table:name="Table31" table:style-name="Table31">
        <table:table-column table:style-name="Table31.A"/>
        <table:table-row>
          <table:table-cell table:style-name="Table31.A1" office:value-type="string">
            <text:p text:style-name="P49">$ <text:span text:style-name="T25">sudo</text:span> minicom -s</text:p>
            <text:p text:style-name="P49"/>
            <text:p text:style-name="P49"><text:span text:style-name="T29"># </text:span>Select menu ‘Serial port setup’</text:p>
            <text:p text:style-name="P50"># Modify ‘A - <text:s text:c="3"/>Serial Device’ <text:s/>such as ‘/dev/ttyUSB0’</text:p>
            <text:p text:style-name="P50"># Modify ‘F - Hardware Flow Control’ such as ‘No’</text:p>
            <text:p text:style-name="P51"># So, the result is.. </text:p>
            <text:p text:style-name="P51"/>
            <text:p text:style-name="P51"><text:s text:c="4"/>+-----------------------------------------------------------------------+ </text:p>
            <text:p text:style-name="P51"><text:s text:c="4"/>| A - <text:s text:c="3"/>Serial Device <text:s text:c="5"/>: /dev/ttyUSB0 <text:s text:c="29"/>| </text:p>
            <text:p text:style-name="P51"><text:s text:c="4"/>| B - Lockfile Location <text:s text:c="4"/>: /var/lock <text:s text:c="32"/>| </text:p>
            <text:p text:style-name="P51"><text:s text:c="4"/>| C - <text:s text:c="2"/>Callin Program <text:s text:c="5"/>: <text:s text:c="42"/>| </text:p>
            <text:p text:style-name="P51"><text:s text:c="4"/>| D - <text:s/>Callout Program <text:s text:c="5"/>: <text:s text:c="42"/>| </text:p>
            <text:p text:style-name="P51"><text:s text:c="4"/>| E - <text:s text:c="3"/>Bps/Par/Bits <text:s text:c="6"/>: 115200 8N1 <text:s text:c="31"/>| </text:p>
            <text:p text:style-name="P51"><text:s text:c="4"/>| F - Hardware Flow Control : No <text:s text:c="39"/>| </text:p>
            <text:p text:style-name="P51"><text:s text:c="4"/>| G - Software Flow Control : No <text:s text:c="39"/>| </text:p>
            <text:p text:style-name="P51"><text:soft-page-break/></text:p>
            <text:p text:style-name="P52">$ <text:span text:style-name="T25">sudo</text:span> minicom </text:p>
            <text:p text:style-name="P52"/>
            <text:p text:style-name="P53"># After running minicom , connect your board to PC by your microUSB<text:span text:style-name="T30">cable</text:span>.</text:p>
            <text:p text:style-name="P54"># And then, power on your board.</text:p>
            <text:p text:style-name="P54"/>
          </table:table-cell>
        </table:table-row>
      </table:table>
      <text:h text:style-name="P57" text:outline-level="1"/>
      <text:h text:style-name="Heading_20_1" text:outline-level="1"><text:bookmark-start text:name="__RefHeading__14794_1004759995"/>7. U-Boot 설정<text:bookmark-end text:name="__RefHeading__14794_1004759995"/></text:h>
      <text:p text:style-name="P20"><text:span text:style-name="T54">mirco USB 케이블도 연결하고 </text:span>Minicom을 실행한 뒤 보드 전원버튼을 누르면 부트로더까지는 부팅이 완료된다 그때 엔터를 쳐서 다음과같이 부트로더 프롬프트로 접근하여 부트로더 환경변수 설정을 해준다. </text:p>
      <table:table table:name="Table30" table:style-name="Table30">
        <table:table-column table:style-name="Table30.A"/>
        <table:table-row>
          <table:table-cell table:style-name="Table30.A1" office:value-type="string">
            <text:p text:style-name="P55"><text:span text:style-name="T31">MX6Q SABRESD U-Boot &gt;</text:span> <text:span text:style-name="T25">setenv</text:span> <text:span text:style-name="T25">loadaddr</text:span> 0x10800000</text:p>
            <text:p text:style-name="P55"/>
            <text:p text:style-name="P55"><text:span text:style-name="T31">MX6Q SABRESD U-Boot &gt;</text:span> <text:span text:style-name="T25">setenv</text:span> <text:span text:style-name="T25">bootargs_base</text:span> '<text:span text:style-name="T34">setenv</text:span> <text:span text:style-name="T34">bootargs</text:span> console=ttymxc0,115200'</text:p>
            <text:p text:style-name="P55"/>
            <text:p text:style-name="P44"><text:span text:style-name="T33">MX6Q SABRESD U-Boot &gt;</text:span><text:span text:style-name="T32"> </text:span><text:span text:style-name="T17">setenv</text:span><text:span text:style-name="T12"> </text:span><text:span text:style-name="T17">bootargs_mmc</text:span><text:span text:style-name="T12"> '</text:span><text:span text:style-name="T23">setenv</text:span><text:span text:style-name="T12"> </text:span><text:span text:style-name="T23">bootargs</text:span><text:span text:style-name="T12"> ${</text:span><text:span text:style-name="T23">bootargs</text:span><text:span text:style-name="T12">} root=/dev/mmcblk1p1 rootwait rw video=mxcfb1:dev=ldb,LDB-XGA,if</text:span><text:span text:style-name="T17">=</text:span><text:span text:style-name="T12">RGB666 video=mxcfb0:dev=hdmi,</text:span><text:a xlink:type="simple" xlink:href="mailto:1920x1080M@60"><text:span text:style-name="T12">1920x1080M@60</text:span></text:a><text:span text:style-name="T12">,if=RGB24'</text:span></text:p>
            <text:p text:style-name="P55"/>
            <text:p text:style-name="P55"><text:span text:style-name="T31">MX6Q SABRESD U-Boot &gt;</text:span> <text:span text:style-name="T25">setenv</text:span> <text:span text:style-name="T25">bootcmd_mmc</text:span> 'run bootargs_base bootargs_mmc;mmc dev 2;mmc read ${loadaddr} 0x800 0x<text:span text:style-name="T35">44</text:span>00;bootm'</text:p>
            <text:p text:style-name="P55"/>
            <text:p text:style-name="P55"><text:span text:style-name="T31">MX6Q SABRESD U-Boot &gt;</text:span> <text:span text:style-name="T25">setenv</text:span> <text:span text:style-name="T25">bootcmd</text:span> 'run bootcmd_mmc'</text:p>
            <text:p text:style-name="P55"/>
            <text:p text:style-name="P55"><text:span text:style-name="T31">MX6Q SABRESD U-Boot &gt;</text:span> <text:span text:style-name="T25">saveenv</text:span></text:p>
            <text:p text:style-name="P55"><text:span text:style-name="T31">MX6Q SABRESD U-Boot &gt;</text:span> <text:span text:style-name="T25">run bootcmd</text:span></text:p>
          </table:table-cell>
        </table:table-row>
      </table:table>
      <text:h text:style-name="Heading_20_1" text:outline-level="1"/>
      <text:h text:style-name="Heading_20_1" text:outline-level="1"><text:bookmark-start text:name="__RefHeading__14796_1004759995"/>8. 마무리 <text:bookmark-end text:name="__RefHeading__14796_1004759995"/></text:h>
      <text:p text:style-name="Text_20_body"/>
      <text:p text:style-name="Text_20_body">마지막 <text:span text:style-name="T55">run bootcmd 명령어를 부트로더 프롬프트에서 입력하거나 환경변수가 저장된 상태에서 재부팅을 하게 되면 정상적으로 부팅이 완료된다.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background-color="#b2b2b2">
        <style:background-image/>
      </style:paragraph-properties>
    </style:style>
    <style:style style:name="MP2" style:family="paragraph" style:parent-style-name="Footer">
      <style:text-properties officeooo:rsid="0018f7f7" officeooo:paragraph-rsid="0018f7f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 fo:border-top="0.06pt solid #000000" fo:border-bottom="none" fo:border-left="none" fo:border-right="none" fo:padding="0.0201in" style:shadow="non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ARM Linux - Porting Guide <text:s text:c="113"/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eung </meta:initial-creator>
    <meta:creation-date>2014-05-19T11:09:28.130772750</meta:creation-date>
    <dc:date>2014-05-19T12:04:30.511329099</dc:date>
    <dc:creator>Taeung </dc:creator>
    <meta:editing-duration>PT35M46S</meta:editing-duration>
    <meta:editing-cycles>33</meta:editing-cycles>
    <meta:generator>LibreOffice/4.1.3.2$Linux_X86_64 LibreOffice_project/410m0$Build-2</meta:generator>
    <meta:document-statistic meta:table-count="12" meta:image-count="0" meta:object-count="0" meta:page-count="6" meta:paragraph-count="123" meta:word-count="946" meta:character-count="4683" meta:non-whitespace-character-count="3662"/>
  </office:meta>
</office:document-meta>
</file>